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d72828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3897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83" draw:layer="" svg:width="136.74918400000pt" svg:height="99.99997840000pt" svg:x="0.00000200272pt" svg:y="0.00000000000pt"/>
          <draw:rect draw:style-name="gr3" draw:id="shape3" draw:name="rect561" draw:layer="" svg:width="37.87176240000pt" svg:height="38.37671520000pt" svg:x="0.00000000000pt" svg:y="0.50493164000pt"/>
          <draw:rect draw:style-name="gr3" draw:id="shape4" draw:name="rect562" draw:layer="" svg:width="74.63951440000pt" svg:height="38.33563200000pt" svg:x="62.10968640000pt" svg:y="0.54602050400pt"/>
          <draw:rect draw:style-name="gr3" draw:id="shape5" draw:name="rect563" draw:layer="" svg:width="37.29522720000pt" svg:height="37.29524240000pt" svg:x="0.00000000000pt" svg:y="62.70473600000pt"/>
          <draw:rect draw:style-name="gr3" draw:id="shape6" draw:name="rect564" draw:layer="" svg:width="74.13456400000pt" svg:height="36.88041040000pt" svg:x="62.61464240000pt" svg:y="63.11958000000pt"/>
          <draw:rect draw:style-name="gr4" draw:id="shape7" draw:name="rect565" draw:layer="" svg:width="12.62392080000pt" svg:height="100.00000000000pt" svg:x="43.93123760000pt" svg:y="0.00000000000pt"/>
          <draw:rect draw:style-name="gr4" draw:id="shape8" draw:name="rect566" draw:layer="" svg:width="136.74918400000pt" svg:height="12.43175600000pt" svg:x="0.00000200272pt" svg:y="44.0571288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6:58:06</dc:date>
    <meta:creation-date>2011-05-22T06:11:13</meta:creation-date>
    <dc:creator>Yue Liu</dc:creator>
  </office:meta>
</office:document-meta>
</file>